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Standard" style:list-style-name="L1"/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5192994157576433087" text:style-name="L1">
        <text:list-item>
          <text:p text:style-name="P10">OpenLCB Common Information Technical Note</text:p>
        </text:list-item>
      </text:list>
      <text:p text:style-name="Standard">Cross link to ACDI.</text:p>
      <text:p text:style-name="Standard">Must appear in PIP.</text:p>
      <text:p text:style-name="Standard"/>
      <text:h text:style-name="Heading_20_1" text:outline-level="1">(To Be Merged)</text:h>
      <text:p text:style-name="Standard">The node sending the SNI request must wait for the entire reply from the responder before sending another SNI request. <text:s/>(Included to simplify required logic in leaf nodes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<text:s/>1 Introduction (Informative)<text:tab/>1</text:p>
          <text:p text:style-name="P8"><text:s/>2 Intended Use (Informative)<text:tab/>1</text:p>
          <text:p text:style-name="P8"><text:s/>3 References and Context (Normative)<text:tab/>1</text:p>
          <text:p text:style-name="P8"><text:s/>4 Section Title<text:tab/>1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471237408" text:id="ct47123740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471237504" text:id="ct47123750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471237408"/><text:span text:style-name="Page_20_Number"><text:span text:style-name="MT2">2</text:span></text:span><text:change-end text:change-id="ct471237408"/><text:change text:change-id="ct47123750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1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10-06T07:20:06">Oct 6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71242336" text:id="ct471242336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471240976" text:id="ct471240976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471242336"/>Simple Node Information Protocol<text:change-end text:change-id="ct471242336"/><text:change text:change-id="ct47124097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10-06T07:20:06">Oct 6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471266960" text:id="ct47126696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471258752" text:id="ct471258752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471269360" text:id="ct47126936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471269456" text:id="ct47126945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471266960"/><text:change-start text:change-id="ct471258752"/><text:span text:style-name="Page_20_Number"><text:span text:style-name="MT2">2</text:span></text:span><text:change-end text:change-id="ct471258752"/><text:span text:style-name="Page_20_Number"><text:span text:style-name="MT2">01</text:span></text:span><text:change-start text:change-id="ct471269360"/><text:span text:style-name="Page_20_Number"><text:span text:style-name="MT2">2</text:span></text:span><text:change-end text:change-id="ct471269360"/><text:change text:change-id="ct47126945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10-06T07:20:06">Oct 6, 2012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4</meta:editing-cycles>
    <meta:editing-duration>PT12H11M11S</meta:editing-duration>
    <meta:generator>OpenOffice.org/3.4$Unix OpenOffice.org_project/340m1$Build-9590</meta:generator>
    <dc:date>2012-10-06T07:20:06</dc:date>
    <dc:creator>Bob Jacobsen</dc:creator>
    <meta:document-statistic meta:table-count="1" meta:image-count="1" meta:object-count="0" meta:page-count="1" meta:paragraph-count="28" meta:word-count="174" meta:character-count="1115"/>
    <meta:user-defined meta:name="Info 1"/>
    <meta:user-defined meta:name="Info 2"/>
    <meta:user-defined meta:name="Info 3"/>
    <meta:user-defined meta:name="Info 4"/>
  </office:meta>
</office:document-meta>
</file>